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ystem" style:font-pitch="variable"/>
  </office:font-face-decls>
  <office:automatic-styles>
    <style:style style:name="P1" style:family="paragraph" style:parent-style-name="Standard">
      <style:text-properties officeooo:rsid="001307b8" officeooo:paragraph-rsid="001307b8"/>
    </style:style>
    <style:style style:name="P2" style:family="paragraph" style:parent-style-name="Standard">
      <style:text-properties officeooo:rsid="001307b8" officeooo:paragraph-rsid="00167956"/>
    </style:style>
    <style:style style:name="P3" style:family="paragraph" style:parent-style-name="Standard">
      <style:text-properties officeooo:rsid="00142dd1" officeooo:paragraph-rsid="001307b8"/>
    </style:style>
    <style:style style:name="P4" style:family="paragraph" style:parent-style-name="Standard">
      <style:text-properties officeooo:rsid="0014ed7f" officeooo:paragraph-rsid="0014ed7f"/>
    </style:style>
    <style:style style:name="P5" style:family="paragraph" style:parent-style-name="Standard">
      <style:text-properties officeooo:rsid="0014ed7f" officeooo:paragraph-rsid="00167956"/>
    </style:style>
    <style:style style:name="P6" style:family="paragraph" style:parent-style-name="Standard">
      <style:text-properties officeooo:rsid="00167956" officeooo:paragraph-rsid="00167956"/>
    </style:style>
    <style:style style:name="P7" style:family="paragraph" style:parent-style-name="Standard">
      <style:text-properties officeooo:rsid="00178cbd" officeooo:paragraph-rsid="00178cbd"/>
    </style:style>
    <style:style style:name="P8" style:family="paragraph" style:parent-style-name="Standard">
      <style:text-properties officeooo:paragraph-rsid="00178cbd"/>
    </style:style>
    <style:style style:name="P9" style:family="paragraph" style:parent-style-name="Standard">
      <style:text-properties officeooo:rsid="00190a6b" officeooo:paragraph-rsid="00190a6b"/>
    </style:style>
    <style:style style:name="P10" style:family="paragraph" style:parent-style-name="Standard">
      <style:text-properties officeooo:rsid="0019f6bb" officeooo:paragraph-rsid="0019f6bb"/>
    </style:style>
    <style:style style:name="P11" style:family="paragraph" style:parent-style-name="Standard">
      <style:text-properties officeooo:paragraph-rsid="001e2d3d"/>
    </style:style>
    <style:style style:name="P12" style:family="paragraph" style:parent-style-name="Standard">
      <style:text-properties officeooo:rsid="001c5b07" officeooo:paragraph-rsid="001c5b07"/>
    </style:style>
    <style:style style:name="P13" style:family="paragraph" style:parent-style-name="Standard">
      <style:text-properties officeooo:rsid="00221154" officeooo:paragraph-rsid="00221154"/>
    </style:style>
    <style:style style:name="P14" style:family="paragraph" style:parent-style-name="Standard">
      <style:text-properties officeooo:rsid="0024ef4a" officeooo:paragraph-rsid="0024ef4a"/>
    </style:style>
    <style:style style:name="P15" style:family="paragraph" style:parent-style-name="Standard">
      <style:text-properties officeooo:rsid="0026542b" officeooo:paragraph-rsid="0026542b"/>
    </style:style>
    <style:style style:name="P16" style:family="paragraph" style:parent-style-name="Heading_20_1">
      <style:text-properties style:font-name="Liberation Sans" fo:font-size="18.2000007629395pt" fo:font-weight="bold" officeooo:rsid="00167956" officeooo:paragraph-rsid="00167956" style:font-name-asian="Tahoma" style:font-size-asian="18.2000007629395pt" style:font-weight-asian="bold" style:font-name-complex="Tahoma" style:font-size-complex="18.2000007629395pt" style:font-weight-complex="bold"/>
    </style:style>
    <style:style style:name="P17" style:family="paragraph" style:parent-style-name="Text_20_body">
      <style:text-properties officeooo:rsid="001ac23d" officeooo:paragraph-rsid="001ac23d"/>
    </style:style>
    <style:style style:name="P18" style:family="paragraph" style:parent-style-name="Text_20_body">
      <style:text-properties officeooo:rsid="0021f619" officeooo:paragraph-rsid="0021f619"/>
    </style:style>
    <style:style style:name="P19" style:family="paragraph" style:parent-style-name="Text_20_body">
      <style:text-properties officeooo:rsid="00273105" officeooo:paragraph-rsid="002910bf"/>
    </style:style>
    <style:style style:name="P20" style:family="paragraph" style:parent-style-name="Text_20_body">
      <style:text-properties fo:font-size="12pt" officeooo:rsid="002910bf" officeooo:paragraph-rsid="002910bf"/>
    </style:style>
    <style:style style:name="T1" style:family="text">
      <style:text-properties officeooo:rsid="00142dd1"/>
    </style:style>
    <style:style style:name="T2" style:family="text">
      <style:text-properties officeooo:rsid="00167956"/>
    </style:style>
    <style:style style:name="T3" style:family="text">
      <style:text-properties style:text-position="super 58%"/>
    </style:style>
    <style:style style:name="T4" style:family="text">
      <style:text-properties officeooo:rsid="00178cbd"/>
    </style:style>
    <style:style style:name="T5" style:family="text">
      <style:text-properties fo:font-size="12pt"/>
    </style:style>
    <style:style style:name="T6" style:family="text">
      <style:text-properties fo:font-size="12pt" officeooo:rsid="00178cbd"/>
    </style:style>
    <style:style style:name="T7" style:family="text">
      <style:text-properties fo:font-size="12pt" officeooo:rsid="001e2d3d"/>
    </style:style>
    <style:style style:name="T8" style:family="text">
      <style:text-properties officeooo:rsid="001ac2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_20_1">Change Nomenclature</text:p>
      <text:p text:style-name="P1">Power -&gt; Feat</text:p>
      <text:p text:style-name="P1">Keyword -&gt; Tag</text:p>
      <text:p text:style-name="P7">Vitality Point → Power point (could give them a source, not sure what for)</text:p>
      <text:p text:style-name="P12">Inspiration → Plot Point</text:p>
      <text:p text:style-name="P13">Skills → Aspects</text:p>
      <text:p text:style-name="P14">Class → Calling</text:p>
      <text:p text:style-name="Heading_20_1">Only Players Roll</text:p>
      <text:p text:style-name="P1">GM does not roll dice, only the players roll dice. When they attack, they make checks, when they are attacked they make saves, which are also checks.</text:p>
      <text:p text:style-name="P1"/>
      <text:p text:style-name="Heading_20_1">Defensive Feats</text:p>
      <text:p text:style-name="P1">Feats can be both offensive and defensive. A defensive feat would allow the player to attempt to use a specific type of defense. Defenses would simply be ability scores. So you could ‘tough out the fireball’ (CON) or ‘dodge the fireball’ (DEX) or even possibly use a skill against it. “I disrupt the fireball’s magical stability by flicking a bit of elemental ice at it.” (this would be a FEAT that would use Arcana as a defense). Think of the action sequences in Age of Adepts, or other similar material (maybe Last Airbender).</text:p>
      <text:p text:style-name="P3"/>
      <text:p text:style-name="Heading_20_1">Boon<text:span text:style-name="T2">s</text:span></text:p>
      <text:p text:style-name="P2">Major Boons would now each provide some mix of an offensive FEAT, a defensive FEAT, and a ritual FEAT (this would be the nomenclature for all ‘utility powers’).</text:p>
      <text:p text:style-name="P5"/>
      <text:p text:style-name="P15">The following are key boons, these are special:</text:p>
      <text:p text:style-name="P5">Heroic → Calling (replaces class)</text:p>
      <text:p text:style-name="P4">Legendary → Destiny</text:p>
      <text:p text:style-name="P4">Epic → Fate</text:p>
      <text:p text:style-name="P6">These would be unique, you could only get one per tier, and only at the given tiers. Or maybe if you take a 2<text:span text:style-name="T3">nd</text:span> one, it provides a lesser benefit (IE like multi-classing in D&amp;D).</text:p>
      <text:p text:style-name="P6"/>
      <text:p text:style-name="Heading_20_2">Callings</text:p>
      <text:p text:style-name="P8"><text:span text:style-name="T4">Each have a number of </text:span><text:span text:style-name="T6">feats</text:span><text:span text:style-name="T4">. These are effectively class features. You can pick one to be at-will, the others are vitality.</text:span></text:p>
      <text:p text:style-name="P16">Species</text:p>
      <text:p text:style-name="P6">Replace the term Race with ‘Species’. </text:p>
      <text:p text:style-name="P6">Human</text:p>
      <text:p text:style-name="P6">Halfling (not like D&amp;D, this encompasses all the various sorts of ‘small folk’ like brownies, leprechauns, gnomes, and their cognates)</text:p>
      <text:p text:style-name="P6">Wose – Green Men</text:p>
      <text:p text:style-name="P6">Eldar – humanoid fey</text:p>
      <text:p text:style-name="P6">Dwarf – how to make these a bit unique, but not too weird</text:p>
      <text:p text:style-name="P6">Elf? Seems very D&amp;D/Tolkien, maybe this is a name for changelings or mixed race fey</text:p>
      <text:p text:style-name="P6">Shifter (all sorts of ‘animal folk’, including eastern sorts)</text:p>
      <text:p text:style-name="P6"/>
      <text:p text:style-name="P9"><text:soft-page-break/>Species are boons. They are structured similar to a calling, except you get all their properties, feats, etc.</text:p>
      <text:p text:style-name="P9"/>
      <text:p text:style-name="Heading_20_1">Player Options</text:p>
      <text:p text:style-name="P17">Plot points are regained at the start of a session at no cost. Otherwise buy them as below. They cannot be accumulated, each PC can only have one at a time.</text:p>
      <text:p text:style-name="P10"/>
      <text:p text:style-name="P10">Spend your ‘plot point’ to create a piece of fictional positioning related to an attribute of the scene or a character. Acquire a ‘plot point’ by asking the GM to create a piece of fictional positioning related to such an attribute which increases/creates an obstacle to completing the challenge.</text:p>
      <text:p text:style-name="P10"/>
      <text:p text:style-name="P11"><text:span text:style-name="T1">Pl</text:span><text:span text:style-name="T7">ot point input</text:span><text:span text:style-name="T1"> can take the form of establishing myths, legends, and rumors, maybe generalized as “clues”. This might even raise to the level of concrete evidence, like maps. This can also be lampshaded as ‘prophesy’, assuming a character has an appropriate attribute.</text:span></text:p>
      <text:p text:style-name="P10"/>
      <text:p text:style-name="P10">Spend a power point to gain advantage in a check. This requires some kind of fictional position <text:span text:style-name="T8">or explanation, must be based on existing fiction. If you need new fiction, see above.</text:span></text:p>
      <text:p text:style-name="P10"/>
      <text:p text:style-name="Heading_20_1">Power Increase</text:p>
      <text:p text:style-name="P18">During a conflict a player can either continue to engage using their currently selected Boon, or spend a Vitality Point in order to switch to a different Boon. More powerful effects from the feats of the selected boon may be invoked when it has been selected longer (IE a ‘wind up’ mechanism where if you select a boon, in round 1 its feats are ‘focused’ and in round 2 they are ‘<text:span text:style-name="T5">powerful</text:span>’ or some such). This would be an alternative design replacing the idea of ‘A/E/D/U’ or similar. Each Boon would have either a feat that had several of these power levels, or alternate feats that could only be accessed by selecting the boon for the given amount of time. Perhaps SWITCHING boons doesn’t require VP, maybe NOT switching does. Note that this would also make your defensive FEAT application more powerful as well! </text:p>
      <text:p text:style-name="Heading_20_1">Tracks</text:p>
      <text:p text:style-name="P19">Generalized resource and tracking framework. A track has a maximum value and a minimum value (normally 0). Any time a track interacts with some other element a check is made. If the check fails, the track is decremented. If the check is an ordinary success the track is decremented (but maybe less than on a fail). If the check is a total success, the track is not decremented. Wealth, hit points, power points, afflictions, etc. are ALL tracks. </text:p>
      <text:p text:style-name="P20">Challenges are now just a special case of a track in which the failure tally is incremented instead of the track being decremented. I need to think about this a bit more.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none" fo:country="none" style:font-name-asian="Tahoma"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none" fo:country="none" style:font-name-asian="Tahoma"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style:contextual-spacing="false"/>
      <style:text-properties fo:font-size="115%" fo:font-weight="bold" style:font-size-asian="115%" style:font-weight-asian="bold" style:font-size-complex="115%" style:font-weight-complex="bold"/>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835in" fo:margin-bottom="0.5835in" fo:margin-left="0.7917in" fo:margin-right="0.7917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2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3.2$Linux_X86_64 LibreOffice_project/10$Build-2</meta:generator>
    <meta:editing-cycles>14</meta:editing-cycles>
    <meta:creation-date>2008-08-22T11:41:04</meta:creation-date>
    <dc:date>2021-09-17T18:25:04.865080992</dc:date>
    <meta:editing-duration>P14DT3H3M38S</meta:editing-duration>
    <meta:document-statistic meta:table-count="0" meta:image-count="0" meta:object-count="0" meta:page-count="2" meta:paragraph-count="40" meta:word-count="765" meta:character-count="4368" meta:non-whitespace-character-count="3636"/>
  </office:meta>
</office:document-meta>
</file>